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6.933cm" fo:margin-left="0.064cm" style:page-number="auto" table:align="left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11.307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098cm" style:rel-column-width="2890*"/>
    </style:style>
    <style:style style:name="Table2.B" style:family="table-column">
      <style:table-column-properties style:column-width="11.903cm" style:rel-column-width="674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498cm" style:rel-column-width="2550*"/>
    </style:style>
    <style:style style:name="Table3.B" style:family="table-column">
      <style:table-column-properties style:column-width="5.009cm" style:rel-column-width="2840*"/>
    </style:style>
    <style:style style:name="Table3.C" style:family="table-column">
      <style:table-column-properties style:column-width="7.493cm" style:rel-column-width="4248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5.098cm" style:rel-column-width="2890*"/>
    </style:style>
    <style:style style:name="Table4.B" style:family="table-column">
      <style:table-column-properties style:column-width="11.903cm" style:rel-column-width="6748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2" style:family="table-row">
      <style:table-row-properties style:min-row-height="0.561cm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18" style:family="table-row">
      <style:table-row-properties style:min-row-height="0.388cm"/>
    </style:style>
    <style:style style:name="Table4.46" style:family="table-row">
      <style:table-row-properties style:min-row-height="0.564cm"/>
    </style:style>
    <style:style style:name="P1" style:family="paragraph" style:parent-style-name="Heading_20_1">
      <style:text-properties officeooo:rsid="00282000" officeooo:paragraph-rsid="002b52fb"/>
    </style:style>
    <style:style style:name="P2" style:family="paragraph" style:parent-style-name="Heading_20_1">
      <style:text-properties officeooo:rsid="002e9e6b" officeooo:paragraph-rsid="002e9e6b"/>
    </style:style>
    <style:style style:name="P3" style:family="paragraph" style:parent-style-name="Standard">
      <style:text-properties officeooo:rsid="001c98b1" officeooo:paragraph-rsid="001c98b1"/>
    </style:style>
    <style:style style:name="P4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officeooo:rsid="001c98b1" officeooo:paragraph-rsid="001c98b1"/>
    </style:style>
    <style:style style:name="P5" style:family="paragraph" style:parent-style-name="Standard">
      <style:text-properties officeooo:rsid="001c98b1" officeooo:paragraph-rsid="002b52fb"/>
    </style:style>
    <style:style style:name="P6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italic" officeooo:rsid="001c98b1" officeooo:paragraph-rsid="001c98b1" style:font-style-asian="italic" style:font-style-complex="italic"/>
    </style:style>
    <style:style style:name="P7" style:family="paragraph" style:parent-style-name="Standard">
      <style:text-properties fo:font-style="normal" officeooo:rsid="001c98b1" officeooo:paragraph-rsid="001c98b1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normal" officeooo:rsid="001c98b1" officeooo:paragraph-rsid="001c98b1" style:font-style-asian="normal" style:font-style-complex="normal"/>
    </style:style>
    <style:style style:name="P9" style:family="paragraph" style:parent-style-name="Standard">
      <style:text-properties officeooo:rsid="001cd4ec" officeooo:paragraph-rsid="001cd4ec"/>
    </style:style>
    <style:style style:name="P10" style:family="paragraph" style:parent-style-name="Standard">
      <style:text-properties officeooo:rsid="001d95a1" officeooo:paragraph-rsid="001d95a1"/>
    </style:style>
    <style:style style:name="P11" style:family="paragraph" style:parent-style-name="Standard">
      <style:text-properties officeooo:rsid="001f1acd" officeooo:paragraph-rsid="001f1acd"/>
    </style:style>
    <style:style style:name="P12" style:family="paragraph" style:parent-style-name="Standard">
      <style:text-properties officeooo:rsid="001f70f7" officeooo:paragraph-rsid="001f70f7"/>
    </style:style>
    <style:style style:name="P13" style:family="paragraph" style:parent-style-name="Standard">
      <style:text-properties officeooo:rsid="00200146" officeooo:paragraph-rsid="00200146"/>
    </style:style>
    <style:style style:name="P14" style:family="paragraph" style:parent-style-name="Standard">
      <style:text-properties officeooo:rsid="0021ac99" officeooo:paragraph-rsid="0021ac99"/>
    </style:style>
    <style:style style:name="P15" style:family="paragraph" style:parent-style-name="Standard">
      <style:text-properties officeooo:rsid="0023579f" officeooo:paragraph-rsid="0023579f"/>
    </style:style>
    <style:style style:name="P16" style:family="paragraph" style:parent-style-name="Standard">
      <style:text-properties officeooo:rsid="0023dda9" officeooo:paragraph-rsid="0023dda9"/>
    </style:style>
    <style:style style:name="P17" style:family="paragraph" style:parent-style-name="Standard">
      <style:text-properties officeooo:rsid="00263caf" officeooo:paragraph-rsid="00263caf"/>
    </style:style>
    <style:style style:name="P18" style:family="paragraph" style:parent-style-name="Standard">
      <style:text-properties officeooo:rsid="002d3d9b" officeooo:paragraph-rsid="002d3d9b"/>
    </style:style>
    <style:style style:name="P19" style:family="paragraph" style:parent-style-name="Table_20_Contents">
      <style:text-properties officeooo:rsid="001c98b1" officeooo:paragraph-rsid="001c98b1"/>
    </style:style>
    <style:style style:name="P20" style:family="paragraph" style:parent-style-name="Table_20_Contents">
      <style:text-properties officeooo:rsid="001c98b1" officeooo:paragraph-rsid="001d95a1"/>
    </style:style>
    <style:style style:name="P21" style:family="paragraph" style:parent-style-name="Table_20_Contents">
      <style:text-properties officeooo:rsid="001cd4ec" officeooo:paragraph-rsid="001cd4ec"/>
    </style:style>
    <style:style style:name="P22" style:family="paragraph" style:parent-style-name="Table_20_Contents">
      <style:text-properties officeooo:rsid="001d95a1" officeooo:paragraph-rsid="001d95a1"/>
    </style:style>
    <style:style style:name="P23" style:family="paragraph" style:parent-style-name="Table_20_Contents">
      <style:text-properties officeooo:rsid="001f1acd" officeooo:paragraph-rsid="001f1acd"/>
    </style:style>
    <style:style style:name="P24" style:family="paragraph" style:parent-style-name="Table_20_Contents">
      <style:text-properties officeooo:rsid="001f70f7" officeooo:paragraph-rsid="001f70f7"/>
    </style:style>
    <style:style style:name="P25" style:family="paragraph" style:parent-style-name="Table_20_Contents">
      <style:text-properties officeooo:rsid="00200146" officeooo:paragraph-rsid="00200146"/>
    </style:style>
    <style:style style:name="P26" style:family="paragraph" style:parent-style-name="Table_20_Contents">
      <style:text-properties officeooo:rsid="0021ac99" officeooo:paragraph-rsid="0021ac99"/>
    </style:style>
    <style:style style:name="P27" style:family="paragraph" style:parent-style-name="Table_20_Contents">
      <style:text-properties officeooo:rsid="0023579f" officeooo:paragraph-rsid="0023579f"/>
    </style:style>
    <style:style style:name="P28" style:family="paragraph" style:parent-style-name="Table_20_Contents">
      <style:text-properties officeooo:rsid="0023dda9" officeooo:paragraph-rsid="0023dda9"/>
    </style:style>
    <style:style style:name="P29" style:family="paragraph" style:parent-style-name="Table_20_Contents">
      <style:text-properties officeooo:rsid="00263caf" officeooo:paragraph-rsid="00263caf"/>
    </style:style>
    <style:style style:name="P30" style:family="paragraph" style:parent-style-name="Table_20_Contents">
      <style:text-properties officeooo:rsid="00282000" officeooo:paragraph-rsid="00282000"/>
    </style:style>
    <style:style style:name="P31" style:family="paragraph" style:parent-style-name="Table_20_Contents">
      <style:text-properties officeooo:rsid="002b334b" officeooo:paragraph-rsid="002b334b"/>
    </style:style>
    <style:style style:name="P32" style:family="paragraph" style:parent-style-name="Table_20_Contents">
      <style:text-properties officeooo:rsid="002d3d9b" officeooo:paragraph-rsid="002d3d9b"/>
    </style:style>
    <style:style style:name="P33" style:family="paragraph" style:parent-style-name="Text_20_body">
      <style:text-properties officeooo:rsid="002aaabd" officeooo:paragraph-rsid="002aaabd"/>
    </style:style>
    <style:style style:name="P34" style:family="paragraph" style:parent-style-name="Text_20_body">
      <style:text-properties officeooo:rsid="002aaabd" officeooo:paragraph-rsid="002b52fb"/>
    </style:style>
    <style:style style:name="P35" style:family="paragraph" style:parent-style-name="Text_20_body">
      <style:text-properties officeooo:paragraph-rsid="002b52fb"/>
    </style:style>
    <style:style style:name="P36" style:family="paragraph" style:parent-style-name="Text_20_body">
      <style:text-properties officeooo:rsid="002b52fb" officeooo:paragraph-rsid="002b52fb"/>
    </style:style>
    <style:style style:name="P37" style:family="paragraph" style:parent-style-name="Text_20_body">
      <style:text-properties officeooo:rsid="002e9e6b" officeooo:paragraph-rsid="002e9e6b"/>
    </style:style>
    <style:style style:name="P38" style:family="paragraph" style:parent-style-name="Text_20_body">
      <style:text-properties officeooo:paragraph-rsid="002e9e6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00146"/>
    </style:style>
    <style:style style:name="T3" style:family="text">
      <style:text-properties officeooo:rsid="0029b9aa"/>
    </style:style>
    <style:style style:name="T4" style:family="text">
      <style:text-properties officeooo:rsid="002b334b"/>
    </style:style>
    <style:style style:name="T5" style:family="text">
      <style:text-properties officeooo:rsid="002d3d9b"/>
    </style:style>
    <style:style style:name="T6" style:family="text">
      <style:text-properties officeooo:rsid="002e9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les for Festival Manager</text:h>
      <text:p text:style-name="P3"/>
      <text:p text:style-name="P3">Most code is in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/</text:p>
          </table:table-cell>
          <table:table-cell table:style-name="Table1.A1" office:value-type="string">
            <text:p text:style-name="P4">Most front end (only) code</text:p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/int</text:p>
          </table:table-cell>
          <table:table-cell table:style-name="Table1.A2" office:value-type="string">
            <text:p text:style-name="P4">Almost everything else (it used to stand for internal)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6"><text:span text:style-name="T1">/files/New*</text:span></text:p>
          </table:table-cell>
          <table:table-cell table:style-name="Table1.A2" office:value-type="string">
            <text:p text:style-name="P6"><text:span text:style-name="T1">Header/Footer/Navigation and main css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8">/js/*.js</text:p>
          </table:table-cell>
          <table:table-cell table:style-name="Table1.A2" office:value-type="string">
            <text:p text:style-name="P8">Most Javascript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/css/*.css</text:p>
          </table:table-cell>
          <table:table-cell table:style-name="Table1.A2" office:value-type="string">
            <text:p text:style-name="P8">A few css extras for special areas (festconstyle.css is a general add on for all staff pages)</text:p>
            <text:p text:style-name="P8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3">Main Code (all in int)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fest.php</text:p>
          </table:table-cell>
          <table:table-cell table:style-name="Table2.B1" office:value-type="string">
            <text:p text:style-name="P19">Main entry code for any festival code</text:p>
          </table:table-cell>
        </table:table-row>
        <table:table-row>
          <table:table-cell table:style-name="Table2.A2" office:value-type="string">
            <text:p text:style-name="P19">festfm.php</text:p>
          </table:table-cell>
          <table:table-cell table:style-name="Table2.B2" office:value-type="string">
            <text:p text:style-name="P19">All code to generate forms and html output</text:p>
          </table:table-cell>
        </table:table-row>
        <table:table-row>
          <table:table-cell table:style-name="Table2.A2" office:value-type="string">
            <text:p text:style-name="P3">festdb.php</text:p>
          </table:table-cell>
          <table:table-cell table:style-name="Table2.B2" office:value-type="string">
            <text:p text:style-name="P19">Code to front end the database</text:p>
          </table:table-cell>
        </table:table-row>
        <table:table-row>
          <table:table-cell table:style-name="Table2.A2" office:value-type="string">
            <text:p text:style-name="P3">Staff.php</text:p>
          </table:table-cell>
          <table:table-cell table:style-name="Table2.B2" office:value-type="string">
            <text:p text:style-name="P19">Staff tools top page</text:p>
          </table:table-cell>
        </table:table-row>
        <table:table-row>
          <table:table-cell table:style-name="Table2.A2" office:value-type="string">
            <text:p text:style-name="P3">DanceLib.php</text:p>
          </table:table-cell>
          <table:table-cell table:style-name="Table2.B2" office:value-type="string">
            <text:p text:style-name="P19">General library for everything Dance</text:p>
          </table:table-cell>
        </table:table-row>
        <table:table-row>
          <table:table-cell table:style-name="Table2.A2" office:value-type="string">
            <text:p text:style-name="P3">MusicLib.php</text:p>
          </table:table-cell>
          <table:table-cell table:style-name="Table2.B2" office:value-type="string">
            <text:p text:style-name="P19">Add on to DanceLib for non dance performers, <text:span text:style-name="T2">also contracts</text:span></text:p>
          </table:table-cell>
        </table:table-row>
        <table:table-row>
          <table:table-cell table:style-name="Table2.A2" office:value-type="string">
            <text:p text:style-name="P3">ProgLib.php</text:p>
          </table:table-cell>
          <table:table-cell table:style-name="Table2.B2" office:value-type="string">
            <text:p text:style-name="P19">Lots of library code for event programming</text:p>
          </table:table-cell>
        </table:table-row>
        <table:table-row>
          <table:table-cell table:style-name="Table2.A2" office:value-type="string">
            <text:p text:style-name="P3">DispLib.php</text:p>
          </table:table-cell>
          <table:table-cell table:style-name="Table2.B2" office:value-type="string">
            <text:p text:style-name="P19">Lots of library code for displaying things</text:p>
          </table:table-cell>
        </table:table-row>
        <table:table-row table:style-name="Table2.9">
          <table:table-cell table:style-name="Table2.A2" office:value-type="string">
            <text:p text:style-name="P10">DateTime.php</text:p>
          </table:table-cell>
          <table:table-cell table:style-name="Table2.B2" office:value-type="string">
            <text:p text:style-name="P22">General Library for handling dates and times.</text:p>
          </table:table-cell>
        </table:table-row>
        <table:table-row>
          <table:table-cell table:style-name="Table2.A2" office:value-type="string">
            <text:p text:style-name="P3">Email.php</text:p>
          </table:table-cell>
          <table:table-cell table:style-name="Table2.B2" office:value-type="string">
            <text:p text:style-name="P19">Front end to Email – needs surgery and a 30 page explanation at the moment</text:p>
          </table:table-cell>
        </table:table-row>
      </table:table>
      <text:p text:style-name="Text_20_body"/>
      <text:p text:style-name="P37">All current code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Access.php</text:p>
          </table:table-cell>
          <table:table-cell table:style-name="Table4.B1" office:value-type="string">
            <text:p text:style-name="P21">Front end for performers to update their information (see Direct)</text:p>
          </table:table-cell>
        </table:table-row>
        <table:table-row table:style-name="Table4.2">
          <table:table-cell table:style-name="Table4.A2" office:value-type="string">
            <text:p text:style-name="P9">AddArticle.php</text:p>
          </table:table-cell>
          <table:table-cell table:style-name="Table4.B2" office:value-type="string">
            <text:p text:style-name="P21">Front page articles (and a few other areas)</text:p>
          </table:table-cell>
        </table:table-row>
        <table:table-row table:style-name="Table4.2">
          <table:table-cell table:style-name="Table4.A2" office:value-type="string">
            <text:p text:style-name="P9">AddBug.php</text:p>
          </table:table-cell>
          <table:table-cell table:style-name="Table4.B2" office:value-type="string">
            <text:p text:style-name="P21">Old code (needs bringing up to date)</text:p>
          </table:table-cell>
        </table:table-row>
        <table:table-row table:style-name="Table4.2">
          <table:table-cell table:style-name="Table4.A2" office:value-type="string">
            <text:p text:style-name="P9">AddPerf.php</text:p>
          </table:table-cell>
          <table:table-cell table:style-name="Table4.B2" office:value-type="string">
            <text:p text:style-name="P21">Add/Change a performer</text:p>
          </table:table-cell>
        </table:table-row>
        <table:table-row table:style-name="Table4.2">
          <table:table-cell table:style-name="Table4.A2" office:value-type="string">
            <text:p text:style-name="P9">AddTimeline.php</text:p>
          </table:table-cell>
          <table:table-cell table:style-name="Table4.B2" office:value-type="string">
            <text:p text:style-name="P21">See Timeline</text:p>
          </table:table-cell>
        </table:table-row>
        <table:table-row table:style-name="Table4.2">
          <table:table-cell table:style-name="Table4.A2" office:value-type="string">
            <text:p text:style-name="P9">AddUser.php</text:p>
          </table:table-cell>
          <table:table-cell table:style-name="Table4.B2" office:value-type="string">
            <text:p text:style-name="P21">Add User to the System</text:p>
          </table:table-cell>
        </table:table-row>
        <table:table-row table:style-name="Table4.2">
          <table:table-cell table:style-name="Table4.A2" office:value-type="string">
            <text:p text:style-name="P9">AddVenue.php</text:p>
          </table:table-cell>
          <table:table-cell table:style-name="Table4.B2" office:value-type="string">
            <text:p text:style-name="P21">Add Venue to the system</text:p>
          </table:table-cell>
        </table:table-row>
        <table:table-row table:style-name="Table4.2">
          <table:table-cell table:style-name="Table4.A2" office:value-type="string">
            <text:p text:style-name="P9">Adminguide.php</text:p>
          </table:table-cell>
          <table:table-cell table:style-name="Table4.B2" office:value-type="string">
            <text:p text:style-name="P21">Grossly out of date</text:p>
          </table:table-cell>
        </table:table-row>
        <table:table-row table:style-name="Table4.2">
          <table:table-cell table:style-name="Table4.A2" office:value-type="string">
            <text:p text:style-name="P9">Analytics.php</text:p>
          </table:table-cell>
          <table:table-cell table:style-name="Table4.B2" office:value-type="string">
            <text:p text:style-name="P21">To post analyse google analytics data</text:p>
          </table:table-cell>
        </table:table-row>
        <table:table-row table:style-name="Table4.2">
          <table:table-cell table:style-name="Table4.A2" office:value-type="string">
            <text:p text:style-name="P9">ArtForm.php</text:p>
          </table:table-cell>
          <table:table-cell table:style-name="Table4.B2" office:value-type="string">
            <text:p text:style-name="P30">Manage an art show (most of the code is omitted)</text:p>
          </table:table-cell>
        </table:table-row>
        <table:table-row table:style-name="Table4.2">
          <table:table-cell table:style-name="Table4.A2" office:value-type="string">
            <text:p text:style-name="P9">beupdate.php</text:p>
          </table:table-cell>
          <table:table-cell table:style-name="Table4.B2" office:value-type="string">
            <text:p text:style-name="P21">Internal code for updating Big Events</text:p>
          </table:table-cell>
        </table:table-row>
        <table:table-row table:style-name="Table4.2">
          <table:table-cell table:style-name="Table4.A2" office:value-type="string">
            <text:p text:style-name="P9">beupdatenote.php</text:p>
          </table:table-cell>
          <table:table-cell table:style-name="Table4.B2" office:value-type="string">
            <text:p text:style-name="P21">Internal code for adding a note to a Big Event entry</text:p>
          </table:table-cell>
        </table:table-row>
        <table:table-row table:style-name="Table4.2">
          <table:table-cell table:style-name="Table4.A2" office:value-type="string">
            <text:p text:style-name="P9">BigEventProg.php</text:p>
          </table:table-cell>
          <table:table-cell table:style-name="Table4.B2" office:value-type="string">
            <text:p text:style-name="P21">Edit Big Events See Events</text:p>
          </table:table-cell>
        </table:table-row>
        <table:table-row table:style-name="Table4.2">
          <table:table-cell table:style-name="Table4.A2" office:value-type="string">
            <text:p text:style-name="P9">BudgetDetail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2">
          <table:table-cell table:style-name="Table4.A2" office:value-type="string">
            <text:p text:style-name="P9">BudgetLib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2">
          <table:table-cell table:style-name="Table4.A2" office:value-type="string">
            <text:p text:style-name="P9">BudgetManage.php</text:p>
          </table:table-cell>
          <table:table-cell table:style-name="Table4.B2" office:value-type="string">
            <text:p text:style-name="P21">See Finance</text:p>
          </table:table-cell>
        </table:table-row>
        <text:soft-page-break/>
        <table:table-row table:style-name="Table4.2">
          <table:table-cell table:style-name="Table4.A2" office:value-type="string">
            <text:p text:style-name="P9">BugLib.php</text:p>
          </table:table-cell>
          <table:table-cell table:style-name="Table4.B2" office:value-type="string">
            <text:p text:style-name="P21">Old code</text:p>
          </table:table-cell>
        </table:table-row>
        <table:table-row table:style-name="Table4.18">
          <table:table-cell table:style-name="Table4.A2" office:value-type="string">
            <text:p text:style-name="P9">Campsites.php</text:p>
          </table:table-cell>
          <table:table-cell table:style-name="Table4.B2" office:value-type="string">
            <text:p text:style-name="P21">Setup campsites</text:p>
          </table:table-cell>
        </table:table-row>
        <table:table-row table:style-name="Table4.18">
          <table:table-cell table:style-name="Table4.A2" office:value-type="string">
            <text:p text:style-name="P9">CampsiteUse.php</text:p>
          </table:table-cell>
          <table:table-cell table:style-name="Table4.B2" office:value-type="string">
            <text:p text:style-name="P21">Stats on campsite usage</text:p>
          </table:table-cell>
        </table:table-row>
        <table:table-row table:style-name="Table4.18">
          <table:table-cell table:style-name="Table4.A2" office:value-type="string">
            <text:p text:style-name="P9">Camptypes.php</text:p>
          </table:table-cell>
          <table:table-cell table:style-name="Table4.B2" office:value-type="string">
            <text:p text:style-name="P21">Setup types of camping</text:p>
          </table:table-cell>
        </table:table-row>
        <table:table-row table:style-name="Table4.18">
          <table:table-cell table:style-name="Table4.A2" office:value-type="string">
            <text:p text:style-name="P9">CampUse.php</text:p>
          </table:table-cell>
          <table:table-cell table:style-name="Table4.B2" office:value-type="string">
            <text:p text:style-name="P21">More on Camping</text:p>
          </table:table-cell>
        </table:table-row>
        <table:table-row table:style-name="Table4.18">
          <table:table-cell table:style-name="Table4.A2" office:value-type="string">
            <text:p text:style-name="P9">CarerTickets.php</text:p>
          </table:table-cell>
          <table:table-cell table:style-name="Table4.B2" office:value-type="string">
            <text:p text:style-name="P21">Not used currently</text:p>
          </table:table-cell>
        </table:table-row>
        <table:table-row table:style-name="Table4.18">
          <table:table-cell table:style-name="Table4.A2" office:value-type="string">
            <text:p text:style-name="P9">CarPark.php</text:p>
          </table:table-cell>
          <table:table-cell table:style-name="Table4.B2" office:value-type="string">
            <text:p text:style-name="P21">Not used currently</text:p>
          </table:table-cell>
        </table:table-row>
        <table:table-row table:style-name="Table4.18">
          <table:table-cell table:style-name="Table4.A2" office:value-type="string">
            <text:p text:style-name="P9">ChangeLib.php</text:p>
          </table:table-cell>
          <table:table-cell table:style-name="Table4.B2" office:value-type="string">
            <text:p text:style-name="P21">Common code to track performer/event changes</text:p>
          </table:table-cell>
        </table:table-row>
        <table:table-row table:style-name="Table4.18">
          <table:table-cell table:style-name="Table4.A2" office:value-type="string">
            <text:p text:style-name="P9">check</text:p>
          </table:table-cell>
          <table:table-cell table:style-name="Table4.B2" office:value-type="string">
            <text:p text:style-name="P21">Script to check all php code for syntax errors</text:p>
          </table:table-cell>
        </table:table-row>
        <table:table-row table:style-name="Table4.18">
          <table:table-cell table:style-name="Table4.A2" office:value-type="string">
            <text:p text:style-name="P9">CheckAccessKeys.php</text:p>
          </table:table-cell>
          <table:table-cell table:style-name="Table4.B2" office:value-type="string">
            <text:p text:style-name="P21">Was to fix a bug</text:p>
          </table:table-cell>
        </table:table-row>
        <table:table-row table:style-name="Table4.18">
          <table:table-cell table:style-name="Table4.A2" office:value-type="string">
            <text:p text:style-name="P9">CheckDance.php</text:p>
          </table:table-cell>
          <table:table-cell table:style-name="Table4.B2" office:value-type="string">
            <text:p text:style-name="P21">General Dance programme checking for errors and warnings</text:p>
          </table:table-cell>
        </table:table-row>
        <table:table-row table:style-name="Table4.18">
          <table:table-cell table:style-name="Table4.A2" office:value-type="string">
            <text:p text:style-name="P9">CheckDuplicates.php</text:p>
          </table:table-cell>
          <table:table-cell table:style-name="Table4.B2" office:value-type="string">
            <text:p text:style-name="P21">Tidying up broken data</text:p>
          </table:table-cell>
        </table:table-row>
        <table:table-row table:style-name="Table4.18">
          <table:table-cell table:style-name="Table4.A2" office:value-type="string">
            <text:p text:style-name="P9">Collecting.php</text:p>
          </table:table-cell>
          <table:table-cell table:style-name="Table4.B2" office:value-type="string">
            <text:p text:style-name="P21">Front end to Collecting code</text:p>
          </table:table-cell>
        </table:table-row>
        <table:table-row table:style-name="Table4.18">
          <table:table-cell table:style-name="Table4.A2" office:value-type="string">
            <text:p text:style-name="P9">CollectLib.php</text:p>
          </table:table-cell>
          <table:table-cell table:style-name="Table4.B2" office:value-type="string">
            <text:p text:style-name="P21">Most of the Collecting management code</text:p>
          </table:table-cell>
        </table:table-row>
        <table:table-row table:style-name="Table4.18">
          <table:table-cell table:style-name="Table4.A2" office:value-type="string">
            <text:p text:style-name="P10">Contract.php</text:p>
          </table:table-cell>
          <table:table-cell table:style-name="Table4.B2" office:value-type="string">
            <text:p text:style-name="P22">Make a contract</text:p>
          </table:table-cell>
        </table:table-row>
        <table:table-row table:style-name="Table4.18">
          <table:table-cell table:style-name="Table4.A2" office:value-type="string">
            <text:p text:style-name="P10">ContractView.php</text:p>
          </table:table-cell>
          <table:table-cell table:style-name="Table4.B2" office:value-type="string">
            <text:p text:style-name="P22">View on screen a contract</text:p>
          </table:table-cell>
        </table:table-row>
        <table:table-row table:style-name="Table4.18">
          <table:table-cell table:style-name="Table4.A2" office:value-type="string">
            <text:p text:style-name="P10">ConvertEvents.php</text:p>
          </table:table-cell>
          <table:table-cell table:style-name="Table4.B2" office:value-type="string">
            <text:p text:style-name="P22">Old fix</text:p>
          </table:table-cell>
        </table:table-row>
        <table:table-row table:style-name="Table4.18">
          <table:table-cell table:style-name="Table4.A2" office:value-type="string">
            <text:p text:style-name="P10">ConvertPhotos.php</text:p>
          </table:table-cell>
          <table:table-cell table:style-name="Table4.B2" office:value-type="string">
            <text:p text:style-name="P22">Old code</text:p>
          </table:table-cell>
        </table:table-row>
        <table:table-row table:style-name="Table4.18">
          <table:table-cell table:style-name="Table4.A2" office:value-type="string">
            <text:p text:style-name="P10">CopyActYear.php</text:p>
          </table:table-cell>
          <table:table-cell table:style-name="Table4.B2" office:value-type="string">
            <text:p text:style-name="P22">Copy all acts for last year to this (one off post Covid use)</text:p>
          </table:table-cell>
        </table:table-row>
        <table:table-row table:style-name="Table4.18">
          <table:table-cell table:style-name="Table4.A2" office:value-type="string">
            <text:p text:style-name="P10">CopyEvent2This.php</text:p>
          </table:table-cell>
          <table:table-cell table:style-name="Table4.B2" office:value-type="string">
            <text:p text:style-name="P22">Likewise for Events</text:p>
          </table:table-cell>
        </table:table-row>
        <table:table-row table:style-name="Table4.18">
          <table:table-cell table:style-name="Table4.A2" office:value-type="string">
            <text:p text:style-name="P10">CopyLast2This.php</text:p>
          </table:table-cell>
          <table:table-cell table:style-name="Table4.B2" office:value-type="string">
            <text:p text:style-name="P22">More of the same</text:p>
          </table:table-cell>
        </table:table-row>
        <table:table-row table:style-name="Table4.18">
          <table:table-cell table:style-name="Table4.A2" office:value-type="string">
            <text:p text:style-name="P10">CopyTradeYear*.php</text:p>
          </table:table-cell>
          <table:table-cell table:style-name="Table4.B2" office:value-type="string">
            <text:p text:style-name="P22">As above for trade</text:p>
          </table:table-cell>
        </table:table-row>
        <table:table-row table:style-name="Table4.18">
          <table:table-cell table:style-name="Table4.A2" office:value-type="string">
            <text:p text:style-name="P10">CreatePerf.php</text:p>
          </table:table-cell>
          <table:table-cell table:style-name="Table4.B2" office:value-type="string">
            <text:p text:style-name="P22">First stage of creating a performer</text:p>
          </table:table-cell>
        </table:table-row>
        <table:table-row table:style-name="Table4.18">
          <table:table-cell table:style-name="Table4.A2" office:value-type="string">
            <text:p text:style-name="P10">DanceCheck.php</text:p>
          </table:table-cell>
          <table:table-cell table:style-name="Table4.B2" office:value-type="string">
            <text:p text:style-name="P22">Front end to CheckDance</text:p>
          </table:table-cell>
        </table:table-row>
        <table:table-row table:style-name="Table4.18">
          <table:table-cell table:style-name="Table4.A2" office:value-type="string">
            <text:p text:style-name="P10">DanceFAQ.php</text:p>
          </table:table-cell>
          <table:table-cell table:style-name="Table4.B2" office:value-type="string">
            <text:p text:style-name="P22">FAQ for dancers</text:p>
          </table:table-cell>
        </table:table-row>
        <table:table-row table:style-name="Table4.18">
          <table:table-cell table:style-name="Table4.A2" office:value-type="string">
            <text:p text:style-name="P10">DanceLib.php</text:p>
          </table:table-cell>
          <table:table-cell table:style-name="Table4.B2" office:value-type="string">
            <text:p text:style-name="P20">General library for everything Dance</text:p>
          </table:table-cell>
        </table:table-row>
        <table:table-row table:style-name="Table4.18">
          <table:table-cell table:style-name="Table4.A2" office:value-type="string">
            <text:p text:style-name="P10">DanceRequest.php</text:p>
          </table:table-cell>
          <table:table-cell table:style-name="Table4.B2" office:value-type="string">
            <text:p text:style-name="P22">Public request to be added to the dance data</text:p>
          </table:table-cell>
        </table:table-row>
        <table:table-row table:style-name="Table4.18">
          <table:table-cell table:style-name="Table4.A2" office:value-type="string">
            <text:p text:style-name="P10">DanceSummary.php</text:p>
          </table:table-cell>
          <table:table-cell table:style-name="Table4.B2" office:value-type="string">
            <text:p text:style-name="P22">Generate summary info on dance sides</text:p>
          </table:table-cell>
        </table:table-row>
        <table:table-row table:style-name="Table4.18">
          <table:table-cell table:style-name="Table4.A2" office:value-type="string">
            <text:p text:style-name="P10">DanceTypes.php</text:p>
          </table:table-cell>
          <table:table-cell table:style-name="Table4.B2" office:value-type="string">
            <text:p text:style-name="P22">Manage Dance types and colour codes</text:p>
          </table:table-cell>
        </table:table-row>
        <table:table-row table:style-name="Table4.46">
          <table:table-cell table:style-name="Table4.A2" office:value-type="string">
            <text:p text:style-name="P10">DataCheck.php</text:p>
          </table:table-cell>
          <table:table-cell table:style-name="Table4.B2" office:value-type="string">
            <text:p text:style-name="P22">Process request for people to find what data we hold about them</text:p>
          </table:table-cell>
        </table:table-row>
        <table:table-row table:style-name="Table4.46">
          <table:table-cell table:style-name="Table4.A2" office:value-type="string">
            <text:p text:style-name="P10">DateTime.php</text:p>
          </table:table-cell>
          <table:table-cell table:style-name="Table4.B2" office:value-type="string">
            <text:p text:style-name="P22">General Library for handling dates and times.</text:p>
          </table:table-cell>
        </table:table-row>
        <table:table-row table:style-name="Table4.46">
          <table:table-cell table:style-name="Table4.A2" office:value-type="string">
            <text:p text:style-name="P11">Dbtables.php</text:p>
          </table:table-cell>
          <table:table-cell table:style-name="Table4.B2" office:value-type="string">
            <text:p text:style-name="P23">Old Code</text:p>
          </table:table-cell>
        </table:table-row>
        <table:table-row table:style-name="Table4.46">
          <table:table-cell table:style-name="Table4.A2" office:value-type="string">
            <text:p text:style-name="P11">Dir.php</text:p>
          </table:table-cell>
          <table:table-cell table:style-name="Table4.B2" office:value-type="string">
            <text:p text:style-name="P23">Main code for document handling</text:p>
          </table:table-cell>
        </table:table-row>
        <table:table-row table:style-name="Table4.46">
          <table:table-cell table:style-name="Table4.A2" office:value-type="string">
            <text:p text:style-name="P11">Direct.php</text:p>
          </table:table-cell>
          <table:table-cell table:style-name="Table4.B2" office:value-type="string">
            <text:p text:style-name="P23">Front end for all access to user data (Access is an optimised version for performers)</text:p>
          </table:table-cell>
        </table:table-row>
        <table:table-row table:style-name="Table4.46">
          <table:table-cell table:style-name="Table4.A2" office:value-type="string">
            <text:p text:style-name="P11">DirRebuild.php</text:p>
          </table:table-cell>
          <table:table-cell table:style-name="Table4.B2" office:value-type="string">
            <text:p text:style-name="P23">Bug fixing</text:p>
          </table:table-cell>
        </table:table-row>
        <table:table-row table:style-name="Table4.46">
          <table:table-cell table:style-name="Table4.A2" office:value-type="string">
            <text:p text:style-name="P12">DisplayBE.php</text:p>
          </table:table-cell>
          <table:table-cell table:style-name="Table4.B2" office:value-type="string">
            <text:p text:style-name="P24">Display a big Event</text:p>
          </table:table-cell>
        </table:table-row>
        <table:table-row table:style-name="Table4.46">
          <table:table-cell table:style-name="Table4.A2" office:value-type="string">
            <text:p text:style-name="P3">DispLib.php</text:p>
          </table:table-cell>
          <table:table-cell table:style-name="Table4.B2" office:value-type="string">
            <text:p text:style-name="P19">Lots of library code for displaying things</text:p>
          </table:table-cell>
        </table:table-row>
        <table:table-row table:style-name="Table4.46">
          <table:table-cell table:style-name="Table4.A2" office:value-type="string">
            <text:p text:style-name="P12">DocLib.php</text:p>
          </table:table-cell>
          <table:table-cell table:style-name="Table4.B2" office:value-type="string">
            <text:p text:style-name="P24">Common code for document handling</text:p>
          </table:table-cell>
        </table:table-row>
        <table:table-row table:style-name="Table4.46">
          <table:table-cell table:style-name="Table4.A2" office:value-type="string">
            <text:p text:style-name="P12">DonateTypes.php</text:p>
          </table:table-cell>
          <table:table-cell table:style-name="Table4.B2" office:value-type="string">
            <text:p text:style-name="P24">Manage Donate buttons</text:p>
          </table:table-cell>
        </table:table-row>
        <table:table-row table:style-name="Table4.46">
          <table:table-cell table:style-name="Table4.A2" office:value-type="string">
            <text:p text:style-name="P12">dpinfo.php</text:p>
          </table:table-cell>
          <table:table-cell table:style-name="Table4.B2" office:value-type="string">
            <text:p text:style-name="P24">Display the info box for dance programming</text:p>
          </table:table-cell>
        </table:table-row>
        <table:table-row table:style-name="Table4.46">
          <table:table-cell table:style-name="Table4.A2" office:value-type="string">
            <text:p text:style-name="P12">dpupdate.php</text:p>
          </table:table-cell>
          <table:table-cell table:style-name="Table4.B2" office:value-type="string">
            <text:p text:style-name="P24">Dance Programming update code</text:p>
          </table:table-cell>
        </table:table-row>
        <table:table-row table:style-name="Table4.46">
          <table:table-cell table:style-name="Table4.A2" office:value-type="string">
            <text:p text:style-name="P12">DragAndDropped.php</text:p>
          </table:table-cell>
          <table:table-cell table:style-name="Table4.B2" office:value-type="string">
            <text:p text:style-name="P24">Generic ode for handling drag and dropped things</text:p>
          </table:table-cell>
        </table:table-row>
        <text:soft-page-break/>
        <table:table-row table:style-name="Table4.46">
          <table:table-cell table:style-name="Table4.A2" office:value-type="string">
            <text:p text:style-name="P3">Email.php</text:p>
          </table:table-cell>
          <table:table-cell table:style-name="Table4.B2" office:value-type="string">
            <text:p text:style-name="P19">Front end to Email – needs surgery and a 30 page explanation at the moment</text:p>
          </table:table-cell>
        </table:table-row>
        <table:table-row table:style-name="Table4.46">
          <table:table-cell table:style-name="Table4.A2" office:value-type="string">
            <text:p text:style-name="P12">emaillink.php</text:p>
          </table:table-cell>
          <table:table-cell table:style-name="Table4.B2" office:value-type="string">
            <text:p text:style-name="P24">Internal code for handling email links</text:p>
          </table:table-cell>
        </table:table-row>
        <table:table-row table:style-name="Table4.46">
          <table:table-cell table:style-name="Table4.A2" office:value-type="string">
            <text:p text:style-name="P12">EmailTraders.php</text:p>
          </table:table-cell>
          <table:table-cell table:style-name="Table4.B2" office:value-type="string">
            <text:p text:style-name="P24">See Trade</text:p>
          </table:table-cell>
        </table:table-row>
        <table:table-row table:style-name="Table4.46">
          <table:table-cell table:style-name="Table4.A2" office:value-type="string">
            <text:p text:style-name="P12">EventAdd.php</text:p>
          </table:table-cell>
          <table:table-cell table:style-name="Table4.B2" office:value-type="string">
            <text:p text:style-name="P24">Add/modify an Event – See Events</text:p>
          </table:table-cell>
        </table:table-row>
        <table:table-row table:style-name="Table4.46">
          <table:table-cell table:style-name="Table4.A2" office:value-type="string">
            <text:p text:style-name="P12">EventCheck.php</text:p>
          </table:table-cell>
          <table:table-cell table:style-name="Table4.B2" office:value-type="string">
            <text:p text:style-name="P24">Check Events for errors</text:p>
          </table:table-cell>
        </table:table-row>
        <table:table-row table:style-name="Table4.46">
          <table:table-cell table:style-name="Table4.A2" office:value-type="string">
            <text:p text:style-name="P12">EventList.php</text:p>
          </table:table-cell>
          <table:table-cell table:style-name="Table4.B2" office:value-type="string">
            <text:p text:style-name="P24">List of events – used many different ways</text:p>
          </table:table-cell>
        </table:table-row>
        <table:table-row table:style-name="Table4.46">
          <table:table-cell table:style-name="Table4.A2" office:value-type="string">
            <text:p text:style-name="P12">EventShow.php</text:p>
          </table:table-cell>
          <table:table-cell table:style-name="Table4.B2" office:value-type="string">
            <text:p text:style-name="P24">Show an event (mostly front end code)</text:p>
          </table:table-cell>
        </table:table-row>
        <table:table-row table:style-name="Table4.46">
          <table:table-cell table:style-name="Table4.A2" office:value-type="string">
            <text:p text:style-name="P12">EventSummary.php</text:p>
          </table:table-cell>
          <table:table-cell table:style-name="Table4.B2" office:value-type="string">
            <text:p text:style-name="P24">Summary of Events</text:p>
          </table:table-cell>
        </table:table-row>
        <table:table-row table:style-name="Table4.46">
          <table:table-cell table:style-name="Table4.A2" office:value-type="string">
            <text:p text:style-name="P12">EventTypes.php</text:p>
          </table:table-cell>
          <table:table-cell table:style-name="Table4.B2" office:value-type="string">
            <text:p text:style-name="P24">Manage Event types</text:p>
          </table:table-cell>
        </table:table-row>
        <table:table-row table:style-name="Table4.46">
          <table:table-cell table:style-name="Table4.A2" office:value-type="string">
            <text:p text:style-name="P12">Festcon.php</text:p>
          </table:table-cell>
          <table:table-cell table:style-name="Table4.B2" office:value-type="string">
            <text:p text:style-name="P24">Old front end to staff pages – still used but should be coded out</text:p>
          </table:table-cell>
        </table:table-row>
        <table:table-row table:style-name="Table4.46">
          <table:table-cell table:style-name="Table4.A2" office:value-type="string">
            <text:p text:style-name="P12">FixBug*</text:p>
          </table:table-cell>
          <table:table-cell table:style-name="Table4.B2" office:value-type="string">
            <text:p text:style-name="P24">Bug Fixes</text:p>
          </table:table-cell>
        </table:table-row>
        <table:table-row table:style-name="Table4.46">
          <table:table-cell table:style-name="Table4.A2" office:value-type="string">
            <text:p text:style-name="P12">FoodDrink.php</text:p>
          </table:table-cell>
          <table:table-cell table:style-name="Table4.B2" office:value-type="string">
            <text:p text:style-name="P24">Manage Food and drink table</text:p>
          </table:table-cell>
        </table:table-row>
        <table:table-row table:style-name="Table4.46">
          <table:table-cell table:style-name="Table4.A2" office:value-type="string">
            <text:p text:style-name="P12">formfill.php</text:p>
          </table:table-cell>
          <table:table-cell table:style-name="Table4.B2" office:value-type="string">
            <text:p text:style-name="P24">Behind the scenes code for handling type as we go and not needing to save changes.</text:p>
          </table:table-cell>
        </table:table-row>
        <table:table-row table:style-name="Table4.46">
          <table:table-cell table:style-name="Table4.A2" office:value-type="string">
            <text:p text:style-name="P12">fpdf.php</text:p>
          </table:table-cell>
          <table:table-cell table:style-name="Table4.B2" office:value-type="string">
            <text:p text:style-name="P24">Pdf creation code</text:p>
          </table:table-cell>
        </table:table-row>
        <table:table-row table:style-name="Table4.46">
          <table:table-cell table:style-name="Table4.A2" office:value-type="string">
            <text:p text:style-name="P12">GallCManage.php</text:p>
          </table:table-cell>
          <table:table-cell table:style-name="Table4.B2" office:value-type="string">
            <text:p text:style-name="P24">See Galleries</text:p>
          </table:table-cell>
        </table:table-row>
        <table:table-row table:style-name="Table4.46">
          <table:table-cell table:style-name="Table4.A2" office:value-type="string">
            <text:p text:style-name="P12">Galleries.php</text:p>
          </table:table-cell>
          <table:table-cell table:style-name="Table4.B2" office:value-type="string">
            <text:p text:style-name="P24">See Galleries</text:p>
          </table:table-cell>
        </table:table-row>
        <table:table-row table:style-name="Table4.46">
          <table:table-cell table:style-name="Table4.A2" office:value-type="string">
            <text:p text:style-name="P12">GallUpload.php</text:p>
          </table:table-cell>
          <table:table-cell table:style-name="Table4.B2" office:value-type="string">
            <text:p text:style-name="P24">See Galleries</text:p>
          </table:table-cell>
        </table:table-row>
        <table:table-row table:style-name="Table4.46">
          <table:table-cell table:style-name="Table4.A2" office:value-type="string">
            <text:p text:style-name="P12">GallVManage.php</text:p>
          </table:table-cell>
          <table:table-cell table:style-name="Table4.B2" office:value-type="string">
            <text:p text:style-name="P24">(Unfinished Video content of galleries)</text:p>
          </table:table-cell>
        </table:table-row>
        <table:table-row table:style-name="Table4.46">
          <table:table-cell table:style-name="Table4.A2" office:value-type="string">
            <text:p text:style-name="P12">GetPut.php</text:p>
          </table:table-cell>
          <table:table-cell table:style-name="Table4.B2" office:value-type="string">
            <text:p text:style-name="P24">Now part of festdb.php</text:p>
          </table:table-cell>
        </table:table-row>
        <table:table-row table:style-name="Table4.46">
          <table:table-cell table:style-name="Table4.A2" office:value-type="string">
            <text:p text:style-name="P12">imageLib.php</text:p>
          </table:table-cell>
          <table:table-cell table:style-name="Table4.B2" office:value-type="string">
            <text:p text:style-name="P24">Old </text:p>
          </table:table-cell>
        </table:table-row>
        <table:table-row table:style-name="Table4.46">
          <table:table-cell table:style-name="Table4.A2" office:value-type="string">
            <text:p text:style-name="P12">ImageLib.php</text:p>
          </table:table-cell>
          <table:table-cell table:style-name="Table4.B2" office:value-type="string">
            <text:p text:style-name="P24">Image processing (front end to other packages)</text:p>
          </table:table-cell>
        </table:table-row>
        <table:table-row table:style-name="Table4.46">
          <table:table-cell table:style-name="Table4.A2" office:value-type="string">
            <text:p text:style-name="P12">ImportDebtorCodes..php</text:p>
          </table:table-cell>
          <table:table-cell table:style-name="Table4.B2" office:value-type="string">
            <text:p text:style-name="P24">See Finance</text:p>
          </table:table-cell>
        </table:table-row>
        <table:table-row table:style-name="Table4.46">
          <table:table-cell table:style-name="Table4.A2" office:value-type="string">
            <text:p text:style-name="P12">ImportOldInvoice.php</text:p>
          </table:table-cell>
          <table:table-cell table:style-name="Table4.B2" office:value-type="string">
            <text:p text:style-name="P24">See Finance</text:p>
          </table:table-cell>
        </table:table-row>
        <table:table-row table:style-name="Table4.46">
          <table:table-cell table:style-name="Table4.A2" office:value-type="string">
            <text:p text:style-name="P12">Initialise.php</text:p>
          </table:table-cell>
          <table:table-cell table:style-name="Table4.B2" office:value-type="string">
            <text:p text:style-name="P24">Set a raw system up to work with</text:p>
          </table:table-cell>
        </table:table-row>
        <table:table-row table:style-name="Table4.46">
          <table:table-cell table:style-name="Table4.A2" office:value-type="string">
            <text:p text:style-name="P12">InviteDance.php</text:p>
          </table:table-cell>
          <table:table-cell table:style-name="Table4.B2" office:value-type="string">
            <text:p text:style-name="P24">List of dance sides to invite and actions</text:p>
          </table:table-cell>
        </table:table-row>
        <table:table-row table:style-name="Table4.46">
          <table:table-cell table:style-name="Table4.A2" office:value-type="string">
            <text:p text:style-name="P12">InvoiceCodes.php</text:p>
          </table:table-cell>
          <table:table-cell table:style-name="Table4.B2" office:value-type="string">
            <text:p text:style-name="P24">See Finance</text:p>
          </table:table-cell>
        </table:table-row>
        <table:table-row table:style-name="Table4.46">
          <table:table-cell table:style-name="Table4.A2" office:value-type="string">
            <text:p text:style-name="P12">InvoiceLib.php</text:p>
          </table:table-cell>
          <table:table-cell table:style-name="Table4.B2" office:value-type="string">
            <text:p text:style-name="P24">Library of Finance code</text:p>
          </table:table-cell>
        </table:table-row>
        <table:table-row table:style-name="Table4.46">
          <table:table-cell table:style-name="Table4.A2" office:value-type="string">
            <text:p text:style-name="P12">InvoiceManage.php</text:p>
          </table:table-cell>
          <table:table-cell table:style-name="Table4.B2" office:value-type="string">
            <text:p text:style-name="P24">See Finance</text:p>
          </table:table-cell>
        </table:table-row>
        <table:table-row table:style-name="Table4.46">
          <table:table-cell table:style-name="Table4.A2" office:value-type="string">
            <text:p text:style-name="P12">InvoiceSummary.php</text:p>
          </table:table-cell>
          <table:table-cell table:style-name="Table4.B2" office:value-type="string">
            <text:p text:style-name="P24">See Finance</text:p>
          </table:table-cell>
        </table:table-row>
        <table:table-row table:style-name="Table4.46">
          <table:table-cell table:style-name="Table4.A2" office:value-type="string">
            <text:p text:style-name="P12">LinkManage.php</text:p>
          </table:table-cell>
          <table:table-cell table:style-name="Table4.B2" office:value-type="string">
            <text:p text:style-name="P24">Manage Links to other festivals</text:p>
          </table:table-cell>
        </table:table-row>
        <table:table-row table:style-name="Table4.46">
          <table:table-cell table:style-name="Table4.A2" office:value-type="string">
            <text:p text:style-name="P12">ListArticles.php</text:p>
          </table:table-cell>
          <table:table-cell table:style-name="Table4.B2" office:value-type="string">
            <text:p text:style-name="P24">List current active Articles</text:p>
          </table:table-cell>
        </table:table-row>
        <table:table-row table:style-name="Table4.46">
          <table:table-cell table:style-name="Table4.A2" office:value-type="string">
            <text:p text:style-name="P12">List*Trade.php</text:p>
          </table:table-cell>
          <table:table-cell table:style-name="Table4.B2" office:value-type="string">
            <text:p text:style-name="P24">Various Trade lists</text:p>
          </table:table-cell>
        </table:table-row>
        <table:table-row table:style-name="Table4.46">
          <table:table-cell table:style-name="Table4.A2" office:value-type="string">
            <text:p text:style-name="P12">ListBugs.php</text:p>
          </table:table-cell>
          <table:table-cell table:style-name="Table4.B2" office:value-type="string">
            <text:p text:style-name="P24">Old Code</text:p>
          </table:table-cell>
        </table:table-row>
        <table:table-row table:style-name="Table4.46">
          <table:table-cell table:style-name="Table4.A2" office:value-type="string">
            <text:p text:style-name="P12">ListMusic.php</text:p>
          </table:table-cell>
          <table:table-cell table:style-name="Table4.B2" office:value-type="string">
            <text:p text:style-name="P24">General list of performers other than dance</text:p>
          </table:table-cell>
        </table:table-row>
        <table:table-row table:style-name="Table4.46">
          <table:table-cell table:style-name="Table4.A2" office:value-type="string">
            <text:p text:style-name="P12">ListPerfTickets.php</text:p>
          </table:table-cell>
          <table:table-cell table:style-name="Table4.B2" office:value-type="string">
            <text:p text:style-name="P24">List all tickets needed for performers</text:p>
          </table:table-cell>
        </table:table-row>
        <table:table-row table:style-name="Table4.46">
          <table:table-cell table:style-name="Table4.A2" office:value-type="string">
            <text:p text:style-name="P12">ListUsers.php</text:p>
          </table:table-cell>
          <table:table-cell table:style-name="Table4.B2" office:value-type="string">
            <text:p text:style-name="P24">List of all users</text:p>
          </table:table-cell>
        </table:table-row>
        <table:table-row table:style-name="Table4.46">
          <table:table-cell table:style-name="Table4.A2" office:value-type="string">
            <text:p text:style-name="P12">Login.php</text:p>
          </table:table-cell>
          <table:table-cell table:style-name="Table4.B2" office:value-type="string">
            <text:p text:style-name="P24">Login/logout/change password etc</text:p>
          </table:table-cell>
        </table:table-row>
        <table:table-row table:style-name="Table4.46">
          <table:table-cell table:style-name="Table4.A2" office:value-type="string">
            <text:p text:style-name="P12">Make.php</text:p>
          </table:table-cell>
          <table:table-cell table:style-name="Table4.B2" office:value-type="string">
            <text:p text:style-name="P24">Used to make each system version</text:p>
          </table:table-cell>
        </table:table-row>
        <table:table-row table:style-name="Table4.46">
          <table:table-cell table:style-name="Table4.A2" office:value-type="string">
            <text:p text:style-name="P12">MapLib.php</text:p>
          </table:table-cell>
          <table:table-cell table:style-name="Table4.B2" office:value-type="string">
            <text:p text:style-name="P24">Library for maps</text:p>
          </table:table-cell>
        </table:table-row>
        <table:table-row table:style-name="Table4.46">
          <table:table-cell table:style-name="Table4.A2" office:value-type="string">
            <text:p text:style-name="P12">MapPoints.php</text:p>
          </table:table-cell>
          <table:table-cell table:style-name="Table4.B2" office:value-type="string">
            <text:p text:style-name="P24">Additional map points (other than venues)</text:p>
          </table:table-cell>
        </table:table-row>
        <table:table-row table:style-name="Table4.46">
          <table:table-cell table:style-name="Table4.A2" office:value-type="string">
            <text:p text:style-name="P12">MapPTypes.php</text:p>
          </table:table-cell>
          <table:table-cell table:style-name="Table4.B2" office:value-type="string">
            <text:p text:style-name="P24">Manage Types of Map points</text:p>
          </table:table-cell>
        </table:table-row>
        <table:table-row table:style-name="Table4.46">
          <table:table-cell table:style-name="Table4.A2" office:value-type="string">
            <text:p text:style-name="P12">MusicFAQ.php</text:p>
          </table:table-cell>
          <table:table-cell table:style-name="Table4.B2" office:value-type="string">
            <text:p text:style-name="P24">FAQ for non dance performers</text:p>
          </table:table-cell>
        </table:table-row>
        <text:soft-page-break/>
        <table:table-row table:style-name="Table4.46">
          <table:table-cell table:style-name="Table4.A2" office:value-type="string">
            <text:p text:style-name="P12">MusicHelp.php</text:p>
          </table:table-cell>
          <table:table-cell table:style-name="Table4.B2" office:value-type="string">
            <text:p text:style-name="P25">OLD</text:p>
          </table:table-cell>
        </table:table-row>
        <table:table-row table:style-name="Table4.46">
          <table:table-cell table:style-name="Table4.A2" office:value-type="string">
            <text:p text:style-name="P13">MusicLib.php</text:p>
          </table:table-cell>
          <table:table-cell table:style-name="Table4.B2" office:value-type="string">
            <text:p text:style-name="P19">Add on to DanceLib for non dance performers, <text:span text:style-name="T2">also contracts</text:span></text:p>
          </table:table-cell>
        </table:table-row>
        <table:table-row table:style-name="Table4.46">
          <table:table-cell table:style-name="Table4.A2" office:value-type="string">
            <text:p text:style-name="P13">MusicSummary.php</text:p>
          </table:table-cell>
          <table:table-cell table:style-name="Table4.B2" office:value-type="string">
            <text:p text:style-name="P25">As DanceSummary for non dance</text:p>
          </table:table-cell>
        </table:table-row>
        <table:table-row table:style-name="Table4.46">
          <table:table-cell table:style-name="Table4.A2" office:value-type="string">
            <text:p text:style-name="P13">MusicTypes.php</text:p>
          </table:table-cell>
          <table:table-cell table:style-name="Table4.B2" office:value-type="string">
            <text:p text:style-name="P25">Not used</text:p>
          </table:table-cell>
        </table:table-row>
        <table:table-row table:style-name="Table4.46">
          <table:table-cell table:style-name="Table4.A2" office:value-type="string">
            <text:p text:style-name="P13">NewDanceProg.php</text:p>
          </table:table-cell>
          <table:table-cell table:style-name="Table4.B2" office:value-type="string">
            <text:p text:style-name="P25">Dance Programming front end</text:p>
          </table:table-cell>
        </table:table-row>
        <table:table-row table:style-name="Table4.46">
          <table:table-cell table:style-name="Table4.A2" office:value-type="string">
            <text:p text:style-name="P13">NewProgramLib.php</text:p>
          </table:table-cell>
          <table:table-cell table:style-name="Table4.B2" office:value-type="string">
            <text:p text:style-name="P25">Library for Dance Programming</text:p>
          </table:table-cell>
        </table:table-row>
        <table:table-row table:style-name="Table4.46">
          <table:table-cell table:style-name="Table4.A2" office:value-type="string">
            <text:p text:style-name="P13">News*</text:p>
          </table:table-cell>
          <table:table-cell table:style-name="Table4.B2" office:value-type="string">
            <text:p text:style-name="P25">Old – replaced by articles</text:p>
          </table:table-cell>
        </table:table-row>
        <table:table-row table:style-name="Table4.46">
          <table:table-cell table:style-name="Table4.A2" office:value-type="string">
            <text:p text:style-name="P13">Notes</text:p>
          </table:table-cell>
          <table:table-cell table:style-name="Table4.B2" office:value-type="string">
            <text:p text:style-name="P25">My to do list</text:p>
          </table:table-cell>
        </table:table-row>
        <table:table-row table:style-name="Table4.46">
          <table:table-cell table:style-name="Table4.A2" office:value-type="string">
            <text:p text:style-name="P13">OtherPaymentSummary.php</text:p>
          </table:table-cell>
          <table:table-cell table:style-name="Table4.B2" office:value-type="string">
            <text:p text:style-name="P25">See Finance</text:p>
          </table:table-cell>
        </table:table-row>
        <table:table-row table:style-name="Table4.46">
          <table:table-cell table:style-name="Table4.A2" office:value-type="string">
            <text:p text:style-name="P13">PaperProg.php</text:p>
          </table:table-cell>
          <table:table-cell table:style-name="Table4.B2" office:value-type="string">
            <text:p text:style-name="P25">Generate list of performers for a paper programme</text:p>
          </table:table-cell>
        </table:table-row>
        <table:table-row table:style-name="Table4.46">
          <table:table-cell table:style-name="Table4.A2" office:value-type="string">
            <text:p text:style-name="P13">PaperTime.php</text:p>
          </table:table-cell>
          <table:table-cell table:style-name="Table4.B2" office:value-type="string">
            <text:p text:style-name="P25">Generate Events for a paper programme</text:p>
          </table:table-cell>
        </table:table-row>
        <table:table-row table:style-name="Table4.46">
          <table:table-cell table:style-name="Table4.A2" office:value-type="string">
            <text:p text:style-name="P13">partfind.php</text:p>
          </table:table-cell>
          <table:table-cell table:style-name="Table4.B2" office:value-type="string">
            <text:p text:style-name="P25">Not used</text:p>
          </table:table-cell>
        </table:table-row>
        <table:table-row table:style-name="Table4.46">
          <table:table-cell table:style-name="Table4.A2" office:value-type="string">
            <text:p text:style-name="P13">PAShow.php</text:p>
          </table:table-cell>
          <table:table-cell table:style-name="Table4.B2" office:value-type="string">
            <text:p text:style-name="P25">Show the PA requirements for a venue</text:p>
          </table:table-cell>
        </table:table-row>
        <table:table-row table:style-name="Table4.46">
          <table:table-cell table:style-name="Table4.A2" office:value-type="string">
            <text:p text:style-name="P13">PASpecCache.php</text:p>
          </table:table-cell>
          <table:table-cell table:style-name="Table4.B2" office:value-type="string">
            <text:p text:style-name="P25">No idea what this is…</text:p>
          </table:table-cell>
        </table:table-row>
        <table:table-row table:style-name="Table4.46">
          <table:table-cell table:style-name="Table4.A2" office:value-type="string">
            <text:p text:style-name="P13">Payments.php</text:p>
          </table:table-cell>
          <table:table-cell table:style-name="Table4.B2" office:value-type="string">
            <text:p text:style-name="P25">List of all performer payments due at the end of the festival</text:p>
          </table:table-cell>
        </table:table-row>
        <table:table-row table:style-name="Table4.46">
          <table:table-cell table:style-name="Table4.A2" office:value-type="string">
            <text:p text:style-name="P13">PerfEventPrint.php</text:p>
          </table:table-cell>
          <table:table-cell table:style-name="Table4.B2" office:value-type="string">
            <text:p text:style-name="P25">Changes since programme went to print – performers</text:p>
          </table:table-cell>
        </table:table-row>
        <table:table-row table:style-name="Table4.46">
          <table:table-cell table:style-name="Table4.A2" office:value-type="string">
            <text:p text:style-name="P13">PerformerActions.php</text:p>
          </table:table-cell>
          <table:table-cell table:style-name="Table4.B2" office:value-type="string">
            <text:p text:style-name="P25">Not Used</text:p>
          </table:table-cell>
        </table:table-row>
        <table:table-row table:style-name="Table4.46">
          <table:table-cell table:style-name="Table4.A2" office:value-type="string">
            <text:p text:style-name="P13">PerformerData.php</text:p>
          </table:table-cell>
          <table:table-cell table:style-name="Table4.B2" office:value-type="string">
            <text:p text:style-name="P25">Store extra files against a performer</text:p>
          </table:table-cell>
        </table:table-row>
        <table:table-row table:style-name="Table4.46">
          <table:table-cell table:style-name="Table4.A2" office:value-type="string">
            <text:p text:style-name="P13">PerformerHelp.php</text:p>
          </table:table-cell>
          <table:table-cell table:style-name="Table4.B2" office:value-type="string">
            <text:p text:style-name="P25">OLD</text:p>
          </table:table-cell>
        </table:table-row>
        <table:table-row table:style-name="Table4.46">
          <table:table-cell table:style-name="Table4.A2" office:value-type="string">
            <text:p text:style-name="P13">PerformerTypes.php</text:p>
          </table:table-cell>
          <table:table-cell table:style-name="Table4.B2" office:value-type="string">
            <text:p text:style-name="P25">Switches for front page lineup lists (Messy)</text:p>
          </table:table-cell>
        </table:table-row>
        <table:table-row table:style-name="Table4.46">
          <table:table-cell table:style-name="Table4.A2" office:value-type="string">
            <text:p text:style-name="P13">PhotoManage.php</text:p>
          </table:table-cell>
          <table:table-cell table:style-name="Table4.B2" office:value-type="string">
            <text:p text:style-name="P25">Upload, crop and manage photos</text:p>
          </table:table-cell>
        </table:table-row>
        <table:table-row table:style-name="Table4.46">
          <table:table-cell table:style-name="Table4.A2" office:value-type="string">
            <text:p text:style-name="P13">PhotoProcess.php</text:p>
          </table:table-cell>
          <table:table-cell table:style-name="Table4.B2" office:value-type="string">
            <text:p text:style-name="P26">OLD</text:p>
          </table:table-cell>
        </table:table-row>
        <table:table-row table:style-name="Table4.46">
          <table:table-cell table:style-name="Table4.A2" office:value-type="string">
            <text:p text:style-name="P14">PhotoUpload.php</text:p>
          </table:table-cell>
          <table:table-cell table:style-name="Table4.B2" office:value-type="string">
            <text:p text:style-name="P26">OLD</text:p>
          </table:table-cell>
        </table:table-row>
        <table:table-row table:style-name="Table4.46">
          <table:table-cell table:style-name="Table4.A2" office:value-type="string">
            <text:p text:style-name="P14">Plib.php</text:p>
          </table:table-cell>
          <table:table-cell table:style-name="Table4.B2" office:value-type="string">
            <text:p text:style-name="P26">Main code for displaying a performer for editing by staff</text:p>
          </table:table-cell>
        </table:table-row>
        <table:table-row table:style-name="Table4.46">
          <table:table-cell table:style-name="Table4.A2" office:value-type="string">
            <text:p text:style-name="P14">PrintLabels.php</text:p>
          </table:table-cell>
          <table:table-cell table:style-name="Table4.B2" office:value-type="string">
            <text:p text:style-name="P26">Weird code for a Wimborne oddity</text:p>
          </table:table-cell>
        </table:table-row>
        <table:table-row table:style-name="Table4.46">
          <table:table-cell table:style-name="Table4.A2" office:value-type="string">
            <text:p text:style-name="P3">ProgLib.php</text:p>
          </table:table-cell>
          <table:table-cell table:style-name="Table4.B2" office:value-type="string">
            <text:p text:style-name="P19">Lots of library code for event programming</text:p>
          </table:table-cell>
        </table:table-row>
        <table:table-row table:style-name="Table4.46">
          <table:table-cell table:style-name="Table4.A2" office:value-type="string">
            <text:p text:style-name="P14">QRMake.php</text:p>
          </table:table-cell>
          <table:table-cell table:style-name="Table4.B2" office:value-type="string">
            <text:p text:style-name="P26">Make a QR code</text:p>
          </table:table-cell>
        </table:table-row>
        <table:table-row table:style-name="Table4.46">
          <table:table-cell table:style-name="Table4.A2" office:value-type="string">
            <text:p text:style-name="P14">QRVenueShow.php</text:p>
          </table:table-cell>
          <table:table-cell table:style-name="Table4.B2" office:value-type="string">
            <text:p text:style-name="P26">Venue poster with a QR code (see VenueShow)</text:p>
          </table:table-cell>
        </table:table-row>
        <table:table-row table:style-name="Table4.46">
          <table:table-cell table:style-name="Table4.A2" office:value-type="string">
            <text:p text:style-name="P14">Register.php</text:p>
          </table:table-cell>
          <table:table-cell table:style-name="Table4.B2" office:value-type="string">
            <text:p text:style-name="P26">Register as a dance side that would like to take part</text:p>
          </table:table-cell>
        </table:table-row>
        <table:table-row table:style-name="Table4.46">
          <table:table-cell table:style-name="Table4.A2" office:value-type="string">
            <text:p text:style-name="P14">Remove.php</text:p>
          </table:table-cell>
          <table:table-cell table:style-name="Table4.B2" office:value-type="string">
            <text:p text:style-name="P26">Remove request for data on a performer/volunteer etc</text:p>
          </table:table-cell>
        </table:table-row>
        <table:table-row table:style-name="Table4.46">
          <table:table-cell table:style-name="Table4.A2" office:value-type="string">
            <text:p text:style-name="P14">ResetImageSizes.php</text:p>
          </table:table-cell>
          <table:table-cell table:style-name="Table4.B2" office:value-type="string">
            <text:p text:style-name="P26">Bug Fix</text:p>
          </table:table-cell>
        </table:table-row>
        <table:table-row table:style-name="Table4.46">
          <table:table-cell table:style-name="Table4.A2" office:value-type="string">
            <text:p text:style-name="P14">Search.php</text:p>
          </table:table-cell>
          <table:table-cell table:style-name="Table4.B2" office:value-type="string">
            <text:p text:style-name="P26">Does not work</text:p>
          </table:table-cell>
        </table:table-row>
        <table:table-row table:style-name="Table4.46">
          <table:table-cell table:style-name="Table4.A2" office:value-type="string">
            <text:p text:style-name="P14">SendFinanceProfEmail.php</text:p>
          </table:table-cell>
          <table:table-cell table:style-name="Table4.B2" office:value-type="string">
            <text:p text:style-name="P26">See Finance</text:p>
          </table:table-cell>
        </table:table-row>
        <table:table-row table:style-name="Table4.46">
          <table:table-cell table:style-name="Table4.A2" office:value-type="string">
            <text:p text:style-name="P14">sendMproformer.php</text:p>
          </table:table-cell>
          <table:table-cell table:style-name="Table4.B2" office:value-type="string">
            <text:p text:style-name="P26">Send an Email for non dance performer (Generic)</text:p>
          </table:table-cell>
        </table:table-row>
        <table:table-row table:style-name="Table4.46">
          <table:table-cell table:style-name="Table4.A2" office:value-type="string">
            <text:p text:style-name="P14">SendPerfEmail.php</text:p>
          </table:table-cell>
          <table:table-cell table:style-name="Table4.B2" office:value-type="string">
            <text:p text:style-name="P26">Send an Email for non dance performer (Bespoke)</text:p>
          </table:table-cell>
        </table:table-row>
        <table:table-row table:style-name="Table4.46">
          <table:table-cell table:style-name="Table4.A2" office:value-type="string">
            <text:p text:style-name="P14">SendProfEmail.php</text:p>
          </table:table-cell>
          <table:table-cell table:style-name="Table4.B2" office:value-type="string">
            <text:p text:style-name="P26">Send an Email for dance performer (Bespoke)</text:p>
          </table:table-cell>
        </table:table-row>
        <table:table-row table:style-name="Table4.46">
          <table:table-cell table:style-name="Table4.A2" office:value-type="string">
            <text:p text:style-name="P14">sendproforma.php</text:p>
          </table:table-cell>
          <table:table-cell table:style-name="Table4.B2" office:value-type="string">
            <text:p text:style-name="P26">Send an Email for dance performer (Generic)</text:p>
          </table:table-cell>
        </table:table-row>
        <table:table-row table:style-name="Table4.46">
          <table:table-cell table:style-name="Table4.A2" office:value-type="string">
            <text:p text:style-name="P14">sendVproformer.php</text:p>
          </table:table-cell>
          <table:table-cell table:style-name="Table4.B2" office:value-type="string">
            <text:p text:style-name="P26">Send an Email for Volunteer (Generic)</text:p>
          </table:table-cell>
        </table:table-row>
        <table:table-row table:style-name="Table4.46">
          <table:table-cell table:style-name="Table4.A2" office:value-type="string">
            <text:p text:style-name="P14">setfields.php</text:p>
          </table:table-cell>
          <table:table-cell table:style-name="Table4.B2" office:value-type="string">
            <text:p text:style-name="P26">Internal code for setting performer data called by js</text:p>
          </table:table-cell>
        </table:table-row>
        <table:table-row table:style-name="Table4.46">
          <table:table-cell table:style-name="Table4.A2" office:value-type="string">
            <text:p text:style-name="P14">setvfields.php</text:p>
          </table:table-cell>
          <table:table-cell table:style-name="Table4.B2" office:value-type="string">
            <text:p text:style-name="P26">Internal code for setting Volunteer data called by js</text:p>
          </table:table-cell>
        </table:table-row>
        <table:table-row table:style-name="Table4.46">
          <table:table-cell table:style-name="Table4.A2" office:value-type="string">
            <text:p text:style-name="P15">ShowArticles.php</text:p>
          </table:table-cell>
          <table:table-cell table:style-name="Table4.B2" office:value-type="string">
            <text:p text:style-name="P27">Front end showing an Article</text:p>
          </table:table-cell>
        </table:table-row>
        <table:table-row table:style-name="Table4.46">
          <table:table-cell table:style-name="Table4.A2" office:value-type="string">
            <text:p text:style-name="P15">ShowComments.php</text:p>
          </table:table-cell>
          <table:table-cell table:style-name="Table4.B2" office:value-type="string">
            <text:p text:style-name="P27">Show all comments added by stewards on events</text:p>
          </table:table-cell>
        </table:table-row>
        <table:table-row table:style-name="Table4.46">
          <table:table-cell table:style-name="Table4.A2" office:value-type="string">
            <text:p text:style-name="P15">ShowDance.php</text:p>
          </table:table-cell>
          <table:table-cell table:style-name="Table4.B2" office:value-type="string">
            <text:p text:style-name="P27">Front End to Show a performer</text:p>
          </table:table-cell>
        </table:table-row>
        <text:soft-page-break/>
        <table:table-row table:style-name="Table4.46">
          <table:table-cell table:style-name="Table4.A2" office:value-type="string">
            <text:p text:style-name="P15">ShowDanceProg.php</text:p>
          </table:table-cell>
          <table:table-cell table:style-name="Table4.B2" office:value-type="string">
            <text:p text:style-name="P27">Front end to show the Dance Grids</text:p>
          </table:table-cell>
        </table:table-row>
        <table:table-row table:style-name="Table4.46">
          <table:table-cell table:style-name="Table4.A2" office:value-type="string">
            <text:p text:style-name="P15">ShowFile.php</text:p>
          </table:table-cell>
          <table:table-cell table:style-name="Table4.B2" office:value-type="string">
            <text:p text:style-name="P27">Generic code to show a file</text:p>
          </table:table-cell>
        </table:table-row>
        <table:table-row table:style-name="Table4.46">
          <table:table-cell table:style-name="Table4.A2" office:value-type="string">
            <text:p text:style-name="P16">ShowGallery.php</text:p>
          </table:table-cell>
          <table:table-cell table:style-name="Table4.B2" office:value-type="string">
            <text:p text:style-name="P28">Front end to Galleries</text:p>
          </table:table-cell>
        </table:table-row>
        <table:table-row table:style-name="Table4.46">
          <table:table-cell table:style-name="Table4.A2" office:value-type="string">
            <text:p text:style-name="P16">ShowMusic.php</text:p>
          </table:table-cell>
          <table:table-cell table:style-name="Table4.B2" office:value-type="string">
            <text:p text:style-name="P28">OLD</text:p>
          </table:table-cell>
        </table:table-row>
        <table:table-row table:style-name="Table4.46">
          <table:table-cell table:style-name="Table4.A2" office:value-type="string">
            <text:p text:style-name="P16">ShowMusicProg.php</text:p>
          </table:table-cell>
          <table:table-cell table:style-name="Table4.B2" office:value-type="string">
            <text:p text:style-name="P28">Never finished Grid for music</text:p>
          </table:table-cell>
        </table:table-row>
        <table:table-row table:style-name="Table4.46">
          <table:table-cell table:style-name="Table4.A2" office:value-type="string">
            <text:p text:style-name="P16">ShowPerf.php</text:p>
          </table:table-cell>
          <table:table-cell table:style-name="Table4.B2" office:value-type="string">
            <text:p text:style-name="P28">Show a performer</text:p>
          </table:table-cell>
        </table:table-row>
        <table:table-row table:style-name="Table4.46">
          <table:table-cell table:style-name="Table4.A2" office:value-type="string">
            <text:p text:style-name="P16">ShowSide.php</text:p>
          </table:table-cell>
          <table:table-cell table:style-name="Table4.B2" office:value-type="string">
            <text:p text:style-name="P28">Replaced by ShowPerf</text:p>
          </table:table-cell>
        </table:table-row>
        <table:table-row table:style-name="Table4.46">
          <table:table-cell table:style-name="Table4.A2" office:value-type="string">
            <text:p text:style-name="P16">ShowWordFile.php</text:p>
          </table:table-cell>
          <table:table-cell table:style-name="Table4.B2" office:value-type="string">
            <text:p text:style-name="P28">Used by ShowFile</text:p>
          </table:table-cell>
        </table:table-row>
        <table:table-row table:style-name="Table4.46">
          <table:table-cell table:style-name="Table4.A2" office:value-type="string">
            <text:p text:style-name="P16">SignupLib.php</text:p>
          </table:table-cell>
          <table:table-cell table:style-name="Table4.B2" office:value-type="string">
            <text:p text:style-name="P28">Generic code for general purpose sign up lists</text:p>
          </table:table-cell>
        </table:table-row>
        <table:table-row table:style-name="Table4.46">
          <table:table-cell table:style-name="Table4.A2" office:value-type="string">
            <text:p text:style-name="P16">SlideShow.php</text:p>
          </table:table-cell>
          <table:table-cell table:style-name="Table4.B2" office:value-type="string">
            <text:p text:style-name="P28">Used by Galleries</text:p>
          </table:table-cell>
        </table:table-row>
        <table:table-row table:style-name="Table4.46">
          <table:table-cell table:style-name="Table4.A2" office:value-type="string">
            <text:p text:style-name="P16">Sponsors.php</text:p>
          </table:table-cell>
          <table:table-cell table:style-name="Table4.B2" office:value-type="string">
            <text:p text:style-name="P28">Manage Sponsors – due a major enhancement</text:p>
          </table:table-cell>
        </table:table-row>
        <table:table-row table:style-name="Table4.46">
          <table:table-cell table:style-name="Table4.A2" office:value-type="string">
            <text:p text:style-name="P16">Staff.php</text:p>
          </table:table-cell>
          <table:table-cell table:style-name="Table4.B2" office:value-type="string">
            <text:p text:style-name="P28">Front staff tools page</text:p>
          </table:table-cell>
        </table:table-row>
        <table:table-row table:style-name="Table4.46">
          <table:table-cell table:style-name="Table4.A2" office:value-type="string">
            <text:p text:style-name="P16">Staffhelp.php</text:p>
          </table:table-cell>
          <table:table-cell table:style-name="Table4.B2" office:value-type="string">
            <text:p text:style-name="P28">VERY incomplete help for staff</text:p>
          </table:table-cell>
        </table:table-row>
        <table:table-row table:style-name="Table4.46">
          <table:table-cell table:style-name="Table4.A2" office:value-type="string">
            <text:p text:style-name="P18">StewardResults.php</text:p>
          </table:table-cell>
          <table:table-cell table:style-name="Table4.B2" office:value-type="string">
            <text:p text:style-name="P32">Stewarding Results</text:p>
          </table:table-cell>
        </table:table-row>
        <table:table-row table:style-name="Table4.46">
          <table:table-cell table:style-name="Table4.A2" office:value-type="string">
            <text:p text:style-name="P18">StewardShow.php</text:p>
          </table:table-cell>
          <table:table-cell table:style-name="Table4.B2" office:value-type="string">
            <text:p text:style-name="P32">Stewarding requirements</text:p>
          </table:table-cell>
        </table:table-row>
        <table:table-row table:style-name="Table4.46">
          <table:table-cell table:style-name="Table4.A2" office:value-type="string">
            <text:p text:style-name="P16">Steward<text:span text:style-name="T5">View</text:span>*, Stew*</text:p>
          </table:table-cell>
          <table:table-cell table:style-name="Table4.B2" office:value-type="string">
            <text:p text:style-name="P28">OLD <text:span text:style-name="T3">(replaced by Volunteers)</text:span></text:p>
          </table:table-cell>
        </table:table-row>
        <table:table-row table:style-name="Table4.46">
          <table:table-cell table:style-name="Table4.A2" office:value-type="string">
            <text:p text:style-name="P16">SubEvWoParents.php</text:p>
          </table:table-cell>
          <table:table-cell table:style-name="Table4.B2" office:value-type="string">
            <text:p text:style-name="P28">Find data errors</text:p>
          </table:table-cell>
        </table:table-row>
        <table:table-row table:style-name="Table4.46">
          <table:table-cell table:style-name="Table4.A2" office:value-type="string">
            <text:p text:style-name="P16">SystemDat.php</text:p>
          </table:table-cell>
          <table:table-cell table:style-name="Table4.B2" office:value-type="string">
            <text:p text:style-name="P28">Manage System data</text:p>
          </table:table-cell>
        </table:table-row>
        <table:table-row table:style-name="Table4.46">
          <table:table-cell table:style-name="Table4.A2" office:value-type="string">
            <text:p text:style-name="P16">TaxiCompanies.php</text:p>
          </table:table-cell>
          <table:table-cell table:style-name="Table4.B2" office:value-type="string">
            <text:p text:style-name="P28">Manage List of Taxis (not currently used)</text:p>
          </table:table-cell>
        </table:table-row>
        <table:table-row table:style-name="Table4.46">
          <table:table-cell table:style-name="Table4.A2" office:value-type="string">
            <text:p text:style-name="P16">TEmailProfromers.php</text:p>
          </table:table-cell>
          <table:table-cell table:style-name="Table4.B2" office:value-type="string">
            <text:p text:style-name="P28">Manage the Email Proformas</text:p>
          </table:table-cell>
        </table:table-row>
        <table:table-row table:style-name="Table4.46">
          <table:table-cell table:style-name="Table4.A2" office:value-type="string">
            <text:p text:style-name="P16">Test*</text:p>
          </table:table-cell>
          <table:table-cell table:style-name="Table4.B2" office:value-type="string">
            <text:p text:style-name="P28">Testing</text:p>
          </table:table-cell>
        </table:table-row>
        <table:table-row table:style-name="Table4.46">
          <table:table-cell table:style-name="Table4.A2" office:value-type="string">
            <text:p text:style-name="P16">TicketEvents.php</text:p>
          </table:table-cell>
          <table:table-cell table:style-name="Table4.B2" office:value-type="string">
            <text:p text:style-name="P28">List all events with tickets</text:p>
          </table:table-cell>
        </table:table-row>
        <table:table-row table:style-name="Table4.46">
          <table:table-cell table:style-name="Table4.A2" office:value-type="string">
            <text:p text:style-name="P16">TimeLine.php</text:p>
          </table:table-cell>
          <table:table-cell table:style-name="Table4.B2" office:value-type="string">
            <text:p text:style-name="P28">Timeline main code</text:p>
          </table:table-cell>
        </table:table-row>
        <table:table-row table:style-name="Table4.46">
          <table:table-cell table:style-name="Table4.A2" office:value-type="string">
            <text:p text:style-name="P16">TL*</text:p>
          </table:table-cell>
          <table:table-cell table:style-name="Table4.B2" office:value-type="string">
            <text:p text:style-name="P28">More Timeline code and data</text:p>
          </table:table-cell>
        </table:table-row>
        <table:table-row table:style-name="Table4.46">
          <table:table-cell table:style-name="Table4.A2" office:value-type="string">
            <text:p text:style-name="P16">Trade*</text:p>
          </table:table-cell>
          <table:table-cell table:style-name="Table4.B2" office:value-type="string">
            <text:p text:style-name="P28">Trade stand management (there is a lot of it)</text:p>
          </table:table-cell>
        </table:table-row>
        <table:table-row table:style-name="Table4.46">
          <table:table-cell table:style-name="Table4.A2" office:value-type="string">
            <text:p text:style-name="P16">TsAndCs2.php</text:p>
          </table:table-cell>
          <table:table-cell table:style-name="Table4.B2" office:value-type="string">
            <text:p text:style-name="P28">Terms, conditions large blocks of text other than emails </text:p>
          </table:table-cell>
        </table:table-row>
        <table:table-row table:style-name="Table4.46">
          <table:table-cell table:style-name="Table4.A2" office:value-type="string">
            <text:p text:style-name="P16">Uploading</text:p>
          </table:table-cell>
          <table:table-cell table:style-name="Table4.B2" office:value-type="string">
            <text:p text:style-name="P28">Part of Drag and Drop</text:p>
          </table:table-cell>
        </table:table-row>
        <table:table-row table:style-name="Table4.46">
          <table:table-cell table:style-name="Table4.A2" office:value-type="string">
            <text:p text:style-name="P16">UserDocs.php</text:p>
          </table:table-cell>
          <table:table-cell table:style-name="Table4.B2" office:value-type="string">
            <text:p text:style-name="P28">Stats of document storage</text:p>
          </table:table-cell>
        </table:table-row>
        <table:table-row table:style-name="Table4.46">
          <table:table-cell table:style-name="Table4.A2" office:value-type="string">
            <text:p text:style-name="P16">UserLib.php</text:p>
          </table:table-cell>
          <table:table-cell table:style-name="Table4.B2" office:value-type="string">
            <text:p text:style-name="P28">Library for managing users</text:p>
          </table:table-cell>
        </table:table-row>
        <table:table-row table:style-name="Table4.46">
          <table:table-cell table:style-name="Table4.A2" office:value-type="string">
            <text:p text:style-name="P17">VenueActive.php</text:p>
          </table:table-cell>
          <table:table-cell table:style-name="Table4.B2" office:value-type="string">
            <text:p text:style-name="P29">Maintain cache of active venues – makes front end faster</text:p>
          </table:table-cell>
        </table:table-row>
        <table:table-row table:style-name="Table4.46">
          <table:table-cell table:style-name="Table4.A2" office:value-type="string">
            <text:p text:style-name="P17">VenueComplete.php</text:p>
          </table:table-cell>
          <table:table-cell table:style-name="Table4.B2" office:value-type="string">
            <text:p text:style-name="P29">Marks data for a venue</text:p>
          </table:table-cell>
        </table:table-row>
        <table:table-row table:style-name="Table4.46">
          <table:table-cell table:style-name="Table4.A2" office:value-type="string">
            <text:p text:style-name="P17">VenueList.php</text:p>
          </table:table-cell>
          <table:table-cell table:style-name="Table4.B2" office:value-type="string">
            <text:p text:style-name="P29">List and add venues</text:p>
          </table:table-cell>
        </table:table-row>
        <table:table-row table:style-name="Table4.46">
          <table:table-cell table:style-name="Table4.A2" office:value-type="string">
            <text:p text:style-name="P17">VenueShow.php</text:p>
          </table:table-cell>
          <table:table-cell table:style-name="Table4.B2" office:value-type="string">
            <text:p text:style-name="P29">Front end show a venue</text:p>
          </table:table-cell>
        </table:table-row>
        <table:table-row table:style-name="Table4.46">
          <table:table-cell table:style-name="Table4.A2" office:value-type="string">
            <text:p text:style-name="P17">Version.php</text:p>
          </table:table-cell>
          <table:table-cell table:style-name="Table4.B2" office:value-type="string">
            <text:p text:style-name="P29">Holds current version number</text:p>
          </table:table-cell>
        </table:table-row>
        <table:table-row table:style-name="Table4.46">
          <table:table-cell table:style-name="Table4.A2" office:value-type="string">
            <text:p text:style-name="P17">ViewContract.php</text:p>
          </table:table-cell>
          <table:table-cell table:style-name="Table4.B2" office:value-type="string">
            <text:p text:style-name="P29">View a contract by a performer</text:p>
          </table:table-cell>
        </table:table-row>
        <table:table-row table:style-name="Table4.46">
          <table:table-cell table:style-name="Table4.A2" office:value-type="string">
            <text:p text:style-name="P17">ViewEmailLog.php</text:p>
          </table:table-cell>
          <table:table-cell table:style-name="Table4.B2" office:value-type="string">
            <text:p text:style-name="P29">View logs</text:p>
          </table:table-cell>
        </table:table-row>
        <table:table-row table:style-name="Table4.46">
          <table:table-cell table:style-name="Table4.A2" office:value-type="string">
            <text:p text:style-name="P17">ViewInsurance.php</text:p>
          </table:table-cell>
          <table:table-cell table:style-name="Table4.B2" office:value-type="string">
            <text:p text:style-name="P29">To check it</text:p>
          </table:table-cell>
        </table:table-row>
        <table:table-row table:style-name="Table4.46">
          <table:table-cell table:style-name="Table4.A2" office:value-type="string">
            <text:p text:style-name="P17">ViewLib.php</text:p>
          </table:table-cell>
          <table:table-cell table:style-name="Table4.B2" office:value-type="string">
            <text:p text:style-name="P29">Part of ShowFile</text:p>
          </table:table-cell>
        </table:table-row>
        <table:table-row table:style-name="Table4.46">
          <table:table-cell table:style-name="Table4.A2" office:value-type="string">
            <text:p text:style-name="P17">ViewStew.php</text:p>
          </table:table-cell>
          <table:table-cell table:style-name="Table4.B2" office:value-type="string">
            <text:p text:style-name="P29">OLD</text:p>
          </table:table-cell>
        </table:table-row>
        <table:table-row table:style-name="Table4.46">
          <table:table-cell table:style-name="Table4.A2" office:value-type="string">
            <text:p text:style-name="P17">VolCats.php</text:p>
          </table:table-cell>
          <table:table-cell table:style-name="Table4.B2" office:value-type="string">
            <text:p text:style-name="P29">Manage Volunteer Teams</text:p>
          </table:table-cell>
        </table:table-row>
        <table:table-row table:style-name="Table4.46">
          <table:table-cell table:style-name="Table4.A2" office:value-type="string">
            <text:p text:style-name="P17">VolLib.php</text:p>
          </table:table-cell>
          <table:table-cell table:style-name="Table4.B2" office:value-type="string">
            <text:p text:style-name="P29">Library of Volunteer Code</text:p>
          </table:table-cell>
        </table:table-row>
        <table:table-row table:style-name="Table4.46">
          <table:table-cell table:style-name="Table4.A2" office:value-type="string">
            <text:p text:style-name="P17">Volunteers.php</text:p>
          </table:table-cell>
          <table:table-cell table:style-name="Table4.B2" office:value-type="string">
            <text:p text:style-name="P29">Front end to volunteers</text:p>
          </table:table-cell>
        </table:table-row>
        <table:table-row table:style-name="Table4.46">
          <table:table-cell table:style-name="Table4.A2" office:value-type="string">
            <text:p text:style-name="P17">WaterManage.php</text:p>
          </table:table-cell>
          <table:table-cell table:style-name="Table4.B2" office:value-type="string">
            <text:p text:style-name="P29">Not used</text:p>
          </table:table-cell>
        </table:table-row>
        <text:soft-page-break/>
        <table:table-row table:style-name="Table4.46">
          <table:table-cell table:style-name="Table4.A2" office:value-type="string">
            <text:p text:style-name="P17">Welcome.php</text:p>
          </table:table-cell>
          <table:table-cell table:style-name="Table4.B2" office:value-type="string">
            <text:p text:style-name="P29">Send Welcome message to a staff member (not working)</text:p>
          </table:table-cell>
        </table:table-row>
        <table:table-row table:style-name="Table4.46">
          <table:table-cell table:style-name="Table4.A2" office:value-type="string">
            <text:p text:style-name="P17">WhereDance.php</text:p>
          </table:table-cell>
          <table:table-cell table:style-name="Table4.B2" office:value-type="string">
            <text:p text:style-name="P29">Stats generation</text:p>
          </table:table-cell>
        </table:table-row>
        <table:table-row table:style-name="Table4.46">
          <table:table-cell table:style-name="Table4.A2" office:value-type="string">
            <text:p text:style-name="P17">WristbandsSent.php</text:p>
          </table:table-cell>
          <table:table-cell table:style-name="Table4.B2" office:value-type="string">
            <text:p text:style-name="P29">Manage sending wristbands (Wimborne method)</text:p>
          </table:table-cell>
        </table:table-row>
        <table:table-row table:style-name="Table4.46">
          <table:table-cell table:style-name="Table4.A2" office:value-type="string">
            <text:p text:style-name="P17">YearData.php</text:p>
          </table:table-cell>
          <table:table-cell table:style-name="Table4.B2" office:value-type="string">
            <text:p text:style-name="P29">All the per year festival data – it needs redoing</text:p>
          </table:table-cell>
        </table:table-row>
      </table:table>
      <text:h text:style-name="Heading_20_1" text:outline-level="1">SYSTEM SETTINGS</text:h>
      <text:p text:style-name="P36">There are configurable setting in “Festival System Data Settings”</text:p>
      <text:p text:style-name="P36">There are General per Year settings in “General Year Settings”</text:p>
      <text:p text:style-name="P36">Terms, Conditions and many lengthy settings are under “Terms, Conditions, FAQs”</text:p>
      <text:p text:style-name="P36">Email Proformas are under “Email Proformas”</text:p>
      <text:h text:style-name="Heading_20_2" text:outline-level="2">Features</text:h>
      <text:p text:style-name="P33">Features are the main configurable settings of the system. <text:s text:c="2"/>There are a lot of them, more are being added most weeks at the moment. <text:s text:c="2"/>These are all small values/strings etc. <text:s text:c="2"/>For anything that needs a LARGE setting string, then an entry is setup under TsAndCs.</text:p>
      <text:p text:style-name="P37">The usage in the code is Feature(Name,Optional Default). <text:s/>It returns the value of the Feature if set. <text:s/>If not set and there is a default that is returned, otherwise it returns 0.</text:p>
      <text:p text:style-name="P33">In the near future, the per year settings are likely to move to the same format. <text:s/><text:span text:style-name="T4">The format is the same as for a .ini file. <text:s/>Comments start with a ‘;’ values can be numbers or strings. <text:s text:c="2"/>In some cases the system </text:span><text:span text:style-name="T6">uses</text:span><text:span text:style-name="T4"> a default if not set.</text:span></text:p>
      <text:p text:style-name="P37">A Feature in the per year settings overrides the system version if set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Feature </text:p>
          </table:table-cell>
          <table:table-cell table:style-name="Table3.A1" office:value-type="string">
            <text:p text:style-name="P31">Default if any</text:p>
          </table:table-cell>
          <table:table-cell table:style-name="Table3.C1" office:value-type="string">
            <text:p text:style-name="P31">Note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33"/>
      <text:p text:style-name="P33"/>
      <text:h text:style-name="P2" text:outline-level="1">Performers</text:h>
      <text:p text:style-name="P38"/>
      <text:h text:style-name="P2" text:outline-level="1">Articles</text:h>
      <text:p text:style-name="P5"/>
      <text:h text:style-name="P1" text:outline-level="1">Finance</text:h>
      <text:p text:style-name="P35"/>
      <text:p text:style-name="P35"/>
      <text:h text:style-name="P1" text:outline-level="1"><text:soft-page-break/>Trade</text:h>
      <text:p text:style-name="P35"/>
      <text:h text:style-name="P1" text:outline-level="1">Galleries</text:h>
      <text:p text:style-name="P35"/>
      <text:h text:style-name="P1" text:outline-level="1">Events</text:h>
      <text:p text:style-name="P34"/>
      <text:h text:style-name="P2" text:outline-level="1">Time Line</text:h>
      <text:p text:style-name="P38"/>
      <text:h text:style-name="P2" text:outline-level="1">Volunteer Management</text:h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5:39:40.011470038</meta:creation-date>
    <dc:date>2023-06-27T09:52:01.977107964</dc:date>
    <meta:editing-duration>P2DT13H31M12S</meta:editing-duration>
    <meta:editing-cycles>7</meta:editing-cycles>
    <meta:generator>LibreOffice/7.3.7.2$Linux_X86_64 LibreOffice_project/30$Build-2</meta:generator>
    <meta:document-statistic meta:table-count="4" meta:image-count="0" meta:object-count="0" meta:page-count="7" meta:paragraph-count="435" meta:word-count="1484" meta:character-count="9996" meta:non-whitespace-character-count="8922"/>
  </office:meta>
</office:document-meta>
</file>